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06c5f1" officeooo:paragraph-rsid="0006c5f1"/>
    </style:style>
    <style:style style:name="P2" style:family="paragraph" style:parent-style-name="Standard">
      <style:text-properties fo:language="pt" fo:country="BR" officeooo:rsid="00074750" officeooo:paragraph-rsid="00074750"/>
    </style:style>
    <style:style style:name="P3" style:family="paragraph" style:parent-style-name="Standard">
      <style:paragraph-properties fo:text-align="center" style:justify-single-word="false"/>
      <style:text-properties fo:font-size="22pt" fo:language="pt" fo:country="BR" fo:font-weight="bold" officeooo:rsid="00074750" officeooo:paragraph-rsid="00074750" style:font-size-asian="22pt" style:font-weight-asian="bold" style:font-size-complex="22pt" style:font-weight-complex="bold"/>
    </style:style>
    <style:style style:name="T1" style:family="text">
      <style:text-properties officeooo:rsid="000747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scrição dos Parágrafos Solicitados</text:p>
      <text:p text:style-name="P3"/>
      <text:p text:style-name="P1"/>
      <text:p text:style-name="P1">A seguir a definição de como o software funcionará:</text:p>
      <text:p text:style-name="P1"/>
      <text:p text:style-name="P1">- O aplicativo contará com um login exclusivo para cada usuário, sendo esse a primeira etapa para o acesso às informações e funcionalidades contidas no aplicativo. O usuário ou entrará com sua conta já cadastrada; caso contrário, utilizará a opção de cadastro, para que então o mesmo possa entrar na página “home” da aplicação;</text:p>
      <text:p text:style-name="P1"/>
      <text:p text:style-name="P1">- Na página “home” teremos uma tela de boas-vindas, e o menu lateral, o qual contará com as categorias que o app abarca;</text:p>
      <text:p text:style-name="P1"/>
      <text:p text:style-name="P1">- Temos como a primeira opção do aplicativo, o menu de “Dúvidas”, no qual redirecionará o usuário para uma tela com as opções de “filtro” para que sejam mostradas as dúvidas mais frequêntes da alternativa escolhida anteriomente, sendo elas, o “Primeiro Trimestre”, o “Segundo Trimestre”, o “Terceiro Trimestre” e algumas “Dúvidas Gerais”;</text:p>
      <text:p text:style-name="P1"/>
      <text:p text:style-name="P1">- Como segunda opção, tem-se o menu “Tipos de Parto”. Nele estarão informações pertinentes aos tipos de parte e algumas recomendações;</text:p>
      <text:p text:style-name="P1"/>
      <text:p text:style-name="P1">- A terceira opção no menu é o “Aleitamente Materno” que segue o mesmo padrão do menu acima deste, com informações sobre o aleitamente e recomendações;</text:p>
      <text:p text:style-name="P1"/>
      <text:p text:style-name="P1">- Como quarta opção, “Datas das Consultas”, a qual será a área exclusiva de cada usuário com as datas de suas consultas e informações pertinentes à data. Esse será o menu utilizado para <text:span text:style-name="T1">marcar </text:span>o “reminder” das consultas que estarão <text:span text:style-name="T1">para acontecer;</text:span></text:p>
      <text:p text:style-name="P1"/>
      <text:p text:style-name="P2">- A quinta opção é o menu “Caderneta do Pré-Natal” no qual constarão os dados da caderneta de cada usuário (cada usuário com suas informações, claro);</text:p>
      <text:p text:style-name="P2"/>
      <text:p text:style-name="P2">- Por último, ficam o dois menus restante. O penúltimo, chamda de “Sobre”, conterá uma tela com informações sobre o aplicativo, seu desenvolvedor e a enfermeira que está por trás da alimentação de informações do app; e por último, uma opção de “Fale Conosco” para que os usários possam nos contatar, seja para feedbacks ou qualquer outro tipo de contato.</text:p>
      <text:p text:style-name="P2"/>
      <text:p text:style-name="P2">Para facilitar o teste de simulação, o sistema será instalado em emuladores e smartphones específicos para determinados testes. Testes esses que envolvem, compatibilidade, resolução, tempo de resposta no manuseio do app, dentre outros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01:47:01.177000000</meta:creation-date>
    <dc:date>2017-08-16T02:12:47.228000000</dc:date>
    <meta:editing-duration>PT2S</meta:editing-duration>
    <meta:editing-cycles>1</meta:editing-cycles>
    <meta:document-statistic meta:table-count="0" meta:image-count="0" meta:object-count="0" meta:page-count="1" meta:paragraph-count="11" meta:word-count="350" meta:character-count="2145" meta:non-whitespace-character-count="1806"/>
    <meta:generator>LibreOffice/5.3.4.2$Windows_x86 LibreOffice_project/f82d347ccc0be322489bf7da61d7e4ad13fe2ff3</meta:generator>
  </office:meta>
</office:document-meta>
</file>